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padding-top="0.124cm" fo:padding-bottom="0.124cm" fo:padding-left="0.249cm" fo:padding-right="0.249cm"/>
    </style:style>
    <style:style style:name="gr2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201cm" fo:min-width="0.787cm" fo:padding-top="0.124cm" fo:padding-bottom="0.124cm" fo:padding-left="0.249cm" fo:padding-right="0.249cm"/>
    </style:style>
    <style:style style:name="gr3" style:family="graphic" style:parent-style-name="standard">
      <style:graphic-properties svg:stroke-width="0.05cm" svg:stroke-color="#008000" draw:marker-start-width="0.379cm" draw:marker-end="Arrow" draw:marker-end-width="0.227cm" draw:textarea-horizontal-align="center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471cm" fo:padding-top="0.124cm" fo:padding-bottom="0.124cm" fo:padding-left="0.249cm" fo:padding-right="0.249cm"/>
    </style:style>
    <style:style style:name="gr5" style:family="graphic" style:parent-style-name="standard">
      <style:graphic-properties svg:stroke-width="0.05cm" svg:stroke-color="#008000" draw:marker-start-width="0.379cm" draw:marker-end="Arrow" draw:marker-end-width="0.227cm" draw:textarea-horizontal-align="center" draw:textarea-vertical-align="middle" fo:padding-top="0.149cm" fo:padding-bottom="0.149cm" fo:padding-left="0.274cm" fo:padding-right="0.274cm"/>
    </style:style>
    <style:style style:name="gr6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827cm" fo:padding-top="0.124cm" fo:padding-bottom="0.124cm" fo:padding-left="0.249cm" fo:padding-right="0.249cm"/>
    </style:style>
    <style:style style:name="gr7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743cm" fo:padding-top="0.124cm" fo:padding-bottom="0.124cm" fo:padding-left="0.249cm" fo:padding-right="0.249cm"/>
    </style:style>
    <style:style style:name="gr8" style:family="graphic" style:parent-style-name="standard">
      <style:graphic-properties svg:stroke-width="0.05cm" svg:stroke-color="#ff0000" draw:marker-start-width="0.379cm" draw:marker-end="Arrow" draw:marker-end-width="0.229cm" draw:textarea-horizontal-align="center" draw:textarea-vertical-align="middle" fo:padding-top="0.149cm" fo:padding-bottom="0.149cm" fo:padding-left="0.274cm" fo:padding-right="0.274cm"/>
    </style:style>
    <style:style style:name="gr9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95cm" fo:padding-top="0.124cm" fo:padding-bottom="0.124cm" fo:padding-left="0.249cm" fo:padding-right="0.249cm"/>
    </style:style>
    <style:style style:name="gr10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026cm" fo:padding-top="0.124cm" fo:padding-bottom="0.124cm" fo:padding-left="0.249cm" fo:padding-right="0.249cm"/>
    </style:style>
    <style:style style:name="gr1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029cm" fo:min-width="1.707cm" fo:padding-top="0.124cm" fo:padding-bottom="0.124cm" fo:padding-left="0.249cm" fo:padding-right="0.249cm"/>
    </style:style>
    <style:style style:name="gr12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76cm" fo:padding-top="0.124cm" fo:padding-bottom="0.124cm" fo:padding-left="0.249cm" fo:padding-right="0.249cm"/>
    </style:style>
    <style:style style:name="gr13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55cm" fo:padding-top="0.124cm" fo:padding-bottom="0.124cm" fo:padding-left="0.249cm" fo:padding-right="0.249cm"/>
    </style:style>
    <style:style style:name="gr1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627cm" fo:padding-top="0.124cm" fo:padding-bottom="0.124cm" fo:padding-left="0.249cm" fo:padding-right="0.249cm"/>
    </style:style>
    <style:style style:name="gr15" style:family="graphic" style:parent-style-name="standard">
      <style:graphic-properties draw:stroke="dash" draw:stroke-dash="Fine_20_Dotted" draw:marker-end="Arrow" draw:marker-end-width="0.203cm"/>
    </style:style>
    <style:style style:name="gr16" style:family="graphic" style:parent-style-name="standard">
      <style:graphic-properties draw:stroke="dash" draw:stroke-dash="Ultrafine_20_2_20_Dots_20_3_20_Dashes" draw:marker-end="Arrow" draw:marker-end-width="0.203cm"/>
    </style:style>
    <style:style style:name="gr17" style:family="graphic" style:parent-style-name="standard">
      <style:graphic-properties svg:stroke-width="0.05cm" svg:stroke-color="#ff0000" draw:marker-start-width="0.379cm" draw:marker-end="Arrow" draw:marker-end-width="0.229cm" draw:textarea-horizontal-align="center" draw:textarea-vertical-align="middle" fo:padding-top="0.149cm" fo:padding-bottom="0.149cm" fo:padding-left="0.274cm" fo:padding-right="0.274cm"/>
    </style:style>
    <style:style style:name="gr18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57cm" fo:min-width="1.707cm" fo:padding-top="0.124cm" fo:padding-bottom="0.124cm" fo:padding-left="0.249cm" fo:padding-right="0.249cm"/>
    </style:style>
    <style:style style:name="gr19" style:family="graphic" style:parent-style-name="standard">
      <style:graphic-properties draw:stroke="dash" draw:stroke-dash="_32__20_Dots_20_1_20_Dash"/>
    </style:style>
    <style:style style:name="gr20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57cm" fo:min-width="1.002cm" fo:padding-top="0.124cm" fo:padding-bottom="0.124cm" fo:padding-left="0.249cm" fo:padding-right="0.249cm"/>
    </style:style>
    <style:style style:name="gr2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197cm" fo:min-width="2.419cm" fo:padding-top="0.124cm" fo:padding-bottom="0.124cm" fo:padding-left="0.249cm" fo:padding-right="0.249cm"/>
    </style:style>
    <style:style style:name="gr22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62cm" fo:min-width="2.601cm" fo:padding-top="0.124cm" fo:padding-bottom="0.124cm" fo:padding-left="0.249cm" fo:padding-right="0.249cm"/>
    </style:style>
    <style:style style:name="gr23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57cm" fo:min-width="2.419cm" fo:padding-top="0.124cm" fo:padding-bottom="0.124cm" fo:padding-left="0.249cm" fo:padding-right="0.249cm"/>
    </style:style>
    <style:style style:name="gr2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828cm" fo:padding-top="0.124cm" fo:padding-bottom="0.124cm" fo:padding-left="0.249cm" fo:padding-right="0.249cm"/>
    </style:style>
    <style:style style:name="gr25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3.083cm" fo:padding-top="0.124cm" fo:padding-bottom="0.124cm" fo:padding-left="0.249cm" fo:padding-right="0.24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 style:font-size-asian="9pt" style:font-size-complex="9pt"/>
    </style:style>
    <style:style style:name="P3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8pt" style:font-size-asian="14pt" style:font-size-complex="14pt"/>
    </style:style>
    <style:style style:name="T1" style:family="text">
      <style:text-properties fo:font-size="8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9" draw:layer="layout" svg:width="4.133cm" svg:height="0.857cm" svg:x="16.866cm" svg:y="2.261cm">
          <text:p text:style-name="P1"><text:span text:style-name="T1">Joose.Proto.Objec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2" draw:text-style-name="P3" draw:id="id1" draw:layer="layout" svg:width="3.977cm" svg:height="0.857cm" svg:x="16.866cm" svg:y="5.214cm">
          <text:p text:style-name="P1"><text:span text:style-name="T2">Joose.Proto.Class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4" draw:layer="layout" draw:type="curve" svg:x1="18.854cm" svg:y1="5.214cm" svg:x2="20.26cm" svg:y2="5.338cm" draw:start-shape="id1" draw:start-glue-point="4" draw:end-shape="id1" draw:end-glue-point="11" svg:d="m18854 5214c0-751 1406-813 1406 124">
          <text:p/>
        </draw:connector>
        <draw:custom-shape draw:style-name="gr4" draw:text-style-name="P2" draw:id="id2" draw:layer="layout" svg:width="5.207cm" svg:height="0.915cm" svg:x="11.151cm" svg:y="7.976cm">
          <text:p text:style-name="P1"><text:span text:style-name="T1">Joose.Managed.Property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5" draw:text-style-name="P4" draw:layer="layout" draw:type="curve" svg:x1="13.754cm" svg:y1="7.976cm" svg:x2="17.446cm" svg:y2="5.945cm" draw:start-shape="id2" draw:start-glue-point="4" draw:end-shape="id1" draw:end-glue-point="7" svg:d="m13754 7976c0-1431 3692-416 3692-2031">
          <text:p/>
        </draw:connector>
        <draw:custom-shape draw:style-name="gr6" draw:text-style-name="P2" draw:id="id3" draw:layer="layout" svg:width="3.295cm" svg:height="0.915cm" svg:x="4.012cm" svg:y="10.516cm">
          <text:p text:style-name="P1"><text:span text:style-name="T1">Attribut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5" draw:text-style-name="P4" draw:layer="layout" draw:type="curve" svg:x1="5.659cm" svg:y1="10.516cm" svg:x2="16.866cm" svg:y2="5.642cm" draw:start-shape="id3" draw:start-glue-point="4" draw:end-shape="id1" draw:end-glue-point="6" svg:d="m5659 10516c0-3250 3735-4874 11207-4874">
          <text:p/>
        </draw:connector>
        <draw:custom-shape draw:style-name="gr7" draw:text-style-name="P2" draw:id="id4" draw:layer="layout" svg:width="5.815cm" svg:height="0.915cm" svg:x="25.656cm" svg:y="8.331cm">
          <text:p text:style-name="P1"><text:span text:style-name="T1">Joose.Managed.PropertySe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4" draw:layer="layout" draw:type="curve" svg:x1="28.563cm" svg:y1="8.331cm" svg:x2="20.26cm" svg:y2="5.945cm" draw:start-shape="id4" draw:start-glue-point="4" draw:end-shape="id1" draw:end-glue-point="9" svg:d="m28563 8331c0-1696-8303-504-8303-2386">
          <text:p/>
        </draw:connector>
        <draw:connector draw:style-name="gr5" draw:text-style-name="P4" draw:layer="layout" draw:type="curve" svg:x1="28.563cm" svg:y1="8.331cm" svg:x2="20.26cm" svg:y2="5.945cm" draw:start-shape="id4" draw:start-glue-point="4" draw:end-shape="id1" draw:end-glue-point="9" svg:d="m28563 8331c0-1696-8303-504-8303-2386">
          <text:p/>
        </draw:connector>
        <draw:custom-shape draw:style-name="gr9" draw:text-style-name="P2" draw:id="id5" draw:layer="layout" svg:width="2.493cm" svg:height="0.647cm" svg:x="23.274cm" svg:y="15.584cm">
          <text:p text:style-name="P1"><text:span text:style-name="T1">ClassMethod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4" draw:layer="layout" draw:type="curve" svg:x1="25.402cm" svg:y1="15.677cm" svg:x2="30.619cm" svg:y2="9.111cm" draw:start-shape="id5" draw:start-glue-point="11" draw:end-shape="id4" draw:end-glue-point="9" svg:d="m25402 15677c0-4894 5217-1612 5217-6566">
          <text:p/>
        </draw:connector>
        <draw:connector draw:style-name="gr5" draw:text-style-name="P4" draw:layer="layout" draw:type="curve" svg:x1="23.637cm" svg:y1="15.677cm" svg:x2="26.505cm" svg:y2="9.111cm" draw:start-shape="id5" draw:start-glue-point="5" draw:end-shape="id4" draw:end-glue-point="7" svg:d="m23637 15677c0-4894 2868-1612 2868-6566">
          <text:p/>
        </draw:connector>
        <draw:custom-shape draw:style-name="gr10" draw:text-style-name="P2" draw:id="id6" draw:layer="layout" svg:width="3.576cm" svg:height="0.915cm" svg:x="11.133cm" svg:y="12.421cm">
          <text:p text:style-name="P1"><text:span text:style-name="T1">ConflictMarker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4" draw:layer="layout" draw:type="curve" svg:x1="12.92cm" svg:y1="12.421cm" svg:x2="13.754cm" svg:y2="8.891cm" draw:start-shape="id6" draw:start-glue-point="4" draw:end-shape="id2" svg:d="m12920 12421c0-2649 834-884 834-3530">
          <text:p/>
        </draw:connector>
        <draw:connector draw:style-name="gr5" draw:text-style-name="P4" draw:layer="layout" draw:type="curve" svg:x1="14.185cm" svg:y1="12.554cm" svg:x2="18.854cm" svg:y2="6.071cm" draw:start-shape="id6" draw:start-glue-point="11" draw:end-shape="id1" draw:end-glue-point="8" svg:d="m14185 12554c0-4963 4669-1722 4669-6483">
          <text:p/>
        </draw:connector>
        <draw:custom-shape draw:style-name="gr11" draw:text-style-name="P2" draw:id="id7" draw:layer="layout" svg:width="3.123cm" svg:height="0.857cm" svg:x="1.043cm" svg:y="17.501cm">
          <text:p text:style-name="P1"><text:span text:style-name="T1">Override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5" draw:text-style-name="P4" draw:layer="layout" draw:type="curve" svg:x1="1.499cm" svg:y1="17.625cm" svg:x2="16.866cm" svg:y2="5.642cm" draw:start-shape="id7" draw:start-glue-point="5" draw:end-shape="id1" draw:end-glue-point="6" svg:d="m1499 17625c0-7989 5122-11983 15367-11983">
          <text:p/>
        </draw:connector>
        <draw:custom-shape draw:style-name="gr12" draw:text-style-name="P2" draw:id="id8" draw:layer="layout" svg:width="2.474cm" svg:height="0.647cm" svg:x="23.293cm" svg:y="17.501cm">
          <text:p text:style-name="P1"><text:span text:style-name="T1">Handler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4" draw:layer="layout" draw:type="curve" svg:x1="25.404cm" svg:y1="17.594cm" svg:x2="25.402cm" svg:y2="16.136cm" draw:start-shape="id8" draw:start-glue-point="11" draw:end-shape="id5" draw:end-glue-point="9" svg:d="m25404 17594c0-1093-2-365-2-1458">
          <text:p/>
        </draw:connector>
        <draw:connector draw:style-name="gr5" draw:text-style-name="P4" draw:layer="layout" draw:type="curve" svg:x1="23.654cm" svg:y1="17.594cm" svg:x2="23.637cm" svg:y2="16.136cm" draw:start-shape="id8" draw:start-glue-point="5" draw:end-shape="id5" draw:end-glue-point="7" svg:d="m23654 17594c0-1093-17-365-17-1458">
          <text:p/>
        </draw:connector>
        <draw:connector draw:style-name="gr8" draw:text-style-name="P4" draw:layer="layout" draw:type="curve" svg:x1="3.707cm" svg:y1="17.625cm" svg:x2="4.798cm" svg:y2="15.876cm" draw:start-shape="id7" draw:start-glue-point="11" draw:end-shape="id9" draw:end-glue-point="8" svg:d="m3707 17625c0-1405 1091-531 1091-1749">
          <text:p/>
        </draw:connector>
        <draw:custom-shape draw:style-name="gr13" draw:text-style-name="P2" draw:id="id10" draw:layer="layout" svg:width="2.453cm" svg:height="0.647cm" svg:x="23.314cm" svg:y="19.406cm">
          <text:p text:style-name="P1"><text:span text:style-name="T1">Role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4" draw:layer="layout" draw:type="curve" svg:x1="25.407cm" svg:y1="19.499cm" svg:x2="25.404cm" svg:y2="18.053cm" draw:start-shape="id10" draw:start-glue-point="11" draw:end-shape="id8" draw:end-glue-point="9" svg:d="m25407 19499c0-1084-3-362-3-1446">
          <text:p/>
        </draw:connector>
        <draw:connector draw:style-name="gr5" draw:text-style-name="P4" draw:layer="layout" draw:type="curve" svg:x1="23.672cm" svg:y1="19.499cm" svg:x2="23.654cm" svg:y2="18.053cm" draw:start-shape="id10" draw:start-glue-point="5" draw:end-shape="id8" draw:end-glue-point="7" svg:d="m23672 19499c0-1084-18-362-18-1446">
          <text:p/>
        </draw:connector>
        <draw:custom-shape draw:style-name="gr14" draw:text-style-name="P2" draw:id="id11" draw:layer="layout" svg:width="3.125cm" svg:height="0.647cm" svg:x="28.357cm" svg:y="26.391cm">
          <text:p text:style-name="P1"><text:span text:style-name="T1">ProtoRo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4" draw:layer="layout" draw:type="curve" svg:x1="31.023cm" svg:y1="26.484cm" svg:x2="25.943cm" svg:y2="24.403cm" draw:start-shape="id11" draw:start-glue-point="11" draw:end-shape="id12" draw:end-glue-point="9" svg:d="m31023 26484c0-1561-5080-521-5080-2081">
          <text:p/>
        </draw:connector>
        <draw:connector draw:style-name="gr5" draw:text-style-name="P4" draw:layer="layout" draw:type="curve" svg:x1="28.813cm" svg:y1="26.484cm" svg:x2="23.733cm" svg:y2="24.403cm" draw:start-shape="id11" draw:start-glue-point="5" draw:end-shape="id12" draw:end-glue-point="7" svg:d="m28813 26484c0-1561-5080-521-5080-2081">
          <text:p/>
        </draw:connector>
        <draw:custom-shape draw:style-name="gr14" draw:text-style-name="P2" draw:id="id12" draw:layer="layout" svg:width="3.125cm" svg:height="0.647cm" svg:x="23.277cm" svg:y="23.851cm">
          <text:p text:style-name="P1"><text:span text:style-name="T1">MetaCla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4" draw:layer="layout" draw:type="curve" svg:x1="25.943cm" svg:y1="23.944cm" svg:x2="25.46cm" svg:y2="21.953cm" draw:start-shape="id12" draw:start-glue-point="11" draw:end-shape="id13" draw:end-glue-point="9" svg:d="m25943 23944c0-1497-483-502-483-1991">
          <text:p/>
        </draw:connector>
        <draw:connector draw:style-name="gr5" draw:text-style-name="P4" draw:layer="layout" draw:type="curve" svg:x1="23.733cm" svg:y1="23.944cm" svg:x2="23.971cm" svg:y2="21.953cm" draw:start-shape="id12" draw:start-glue-point="5" draw:end-shape="id13" draw:end-glue-point="7" svg:d="m23733 23944c0-1497 238-502 238-1991">
          <text:p/>
        </draw:connector>
        <draw:custom-shape draw:style-name="gr14" draw:text-style-name="P2" draw:id="id14" draw:layer="layout" svg:width="3.125cm" svg:height="0.647cm" svg:x="18.147cm" svg:y="34.646cm">
          <text:p text:style-name="P1"><text:span text:style-name="T1">TypeConstrain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5" draw:text-style-name="P4" draw:layer="layout" draw:type="curve" svg:x1="19.709cm" svg:y1="34.646cm" svg:x2="23.733cm" svg:y2="31.376cm" draw:start-shape="id14" draw:start-glue-point="4" draw:end-shape="id15" draw:end-glue-point="7" svg:d="m19709 34646c0-2383 4024-749 4024-3270">
          <text:p/>
        </draw:connector>
        <draw:custom-shape draw:style-name="gr14" draw:text-style-name="P2" draw:id="id16" draw:layer="layout" svg:width="3.125cm" svg:height="0.647cm" svg:x="9.942cm" svg:y="34.646cm">
          <text:p text:style-name="P1"><text:span text:style-name="T1">Class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4" draw:layer="layout" draw:type="curve" svg:x1="12.608cm" svg:y1="34.739cm" svg:x2="12.92cm" svg:y2="13.336cm" draw:start-shape="id16" draw:start-glue-point="11" draw:end-shape="id6" draw:end-glue-point="8" svg:d="m12608 34739c0-16123 312-5422 312-21403">
          <text:p/>
        </draw:connector>
        <draw:connector draw:style-name="gr5" draw:text-style-name="P4" draw:layer="layout" draw:type="curve" svg:x1="10.398cm" svg:y1="34.739cm" svg:x2="23.733cm" svg:y2="24.403cm" draw:start-shape="id16" draw:start-glue-point="5" draw:end-shape="id12" draw:end-glue-point="7" svg:d="m10398 34739c0-7752 13335-2584 13335-10336">
          <text:p/>
        </draw:connector>
        <draw:custom-shape draw:style-name="gr14" draw:text-style-name="P2" draw:id="id18" draw:layer="layout" svg:width="3.125cm" svg:height="0.647cm" svg:x="4.812cm" svg:y="34.634cm">
          <text:p text:style-name="P1"><text:span text:style-name="T1">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4" draw:layer="layout" draw:type="curve" svg:x1="16.015cm" svg:y1="11.004cm" svg:x2="13.754cm" svg:y2="8.891cm" draw:start-shape="id17" draw:start-glue-point="5" draw:end-shape="id2" draw:end-glue-point="8" svg:d="m16015 11004c0-1686-2261-630-2261-2113">
          <text:p/>
        </draw:connector>
        <draw:connector draw:style-name="gr5" draw:text-style-name="P4" draw:layer="layout" draw:type="curve" svg:x1="5.268cm" svg:y1="34.727cm" svg:x2="23.733cm" svg:y2="24.403cm" draw:start-shape="id18" draw:start-glue-point="5" draw:end-shape="id12" draw:end-glue-point="7" svg:d="m5268 34727c0-7743 18465-2581 18465-10324">
          <text:p/>
        </draw:connector>
        <draw:custom-shape draw:style-name="gr14" draw:text-style-name="P2" draw:id="id15" draw:layer="layout" svg:width="3.125cm" svg:height="0.647cm" svg:x="23.277cm" svg:y="30.824cm">
          <text:p text:style-name="P1"><text:span text:style-name="T1">Cla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4" draw:layer="layout" draw:type="curve" svg:x1="25.943cm" svg:y1="30.917cm" svg:x2="25.943cm" svg:y2="24.403cm" draw:start-shape="id15" draw:start-glue-point="11" draw:end-shape="id12" draw:end-glue-point="9" svg:d="m25943 30917v-6514">
          <text:p/>
        </draw:connector>
        <draw:connector draw:style-name="gr5" draw:text-style-name="P4" draw:layer="layout" draw:type="curve" svg:x1="23.733cm" svg:y1="30.917cm" svg:x2="23.733cm" svg:y2="24.403cm" draw:start-shape="id15" draw:start-glue-point="5" draw:end-shape="id12" draw:end-glue-point="7" svg:d="m23733 30917v-6514">
          <text:p/>
        </draw:connector>
        <draw:connector draw:style-name="gr15" draw:text-style-name="P4" draw:layer="layout" draw:type="curve" svg:x1="14.709cm" svg:y1="12.878cm" svg:x2="23.274cm" svg:y2="15.907cm" draw:start-shape="id6" draw:start-glue-point="10" draw:end-shape="id5" draw:end-glue-point="6" svg:d="m14709 12878c6423 0 2141 3029 8565 3029">
          <text:p/>
        </draw:connector>
        <draw:connector draw:style-name="gr16" draw:text-style-name="P4" draw:layer="layout" draw:type="curve" svg:x1="12.608cm" svg:y1="34.739cm" svg:x2="23.277cm" svg:y2="31.147cm" draw:start-shape="id16" draw:start-glue-point="11" draw:end-shape="id15" draw:end-glue-point="6" svg:d="m12608 34739c0-2395 3556-3592 10669-3592">
          <text:p/>
        </draw:connector>
        <draw:connector draw:style-name="gr16" draw:text-style-name="P4" draw:layer="layout" draw:type="curve" svg:x1="7.478cm" svg:y1="34.727cm" svg:x2="23.277cm" svg:y2="31.147cm" draw:start-shape="id18" draw:start-glue-point="11" draw:end-shape="id15" draw:end-glue-point="6" svg:d="m7478 34727c0-2387 5266-3580 15799-3580">
          <text:p/>
        </draw:connector>
        <draw:connector draw:style-name="gr17" draw:text-style-name="P6" draw:layer="layout" draw:type="curve" svg:x1="2.627cm" svg:y1="4.565cm" svg:x2="6.756cm" svg:y2="4.565cm" svg:d="m2627 4565h4129">
          <text:p text:style-name="P5"><text:span text:style-name="T3">isa</text:span></text:p>
        </draw:connector>
        <draw:connector draw:name="asd" draw:style-name="gr3" draw:text-style-name="P6" draw:layer="layout" draw:type="curve" svg:x1="2.55cm" svg:y1="3.282cm" svg:x2="6.737cm" svg:y2="3.34cm" svg:d="m2550 3282c3141 0 1048 58 4187 58">
          <text:p text:style-name="P5"><text:span text:style-name="T3">meta isa</text:span></text:p>
        </draw:connector>
        <draw:connector draw:style-name="gr8" draw:text-style-name="P4" draw:layer="layout" draw:type="curve" draw:line-skew="-0.084cm" svg:x1="18.854cm" svg:y1="5.214cm" svg:x2="18.932cm" svg:y2="3.118cm" draw:start-shape="id1" draw:start-glue-point="4" draw:end-shape="id19" draw:end-glue-point="8" svg:d="m18854 5214c0-1699 78-652 78-2096">
          <text:p/>
        </draw:connector>
        <draw:custom-shape draw:style-name="gr18" draw:text-style-name="P2" draw:id="id20" draw:layer="layout" svg:width="2.205cm" svg:height="0.605cm" svg:x="28.307cm" svg:y="37.216cm">
          <text:p text:style-name="P1"><text:span text:style-name="T1">Ro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4" draw:layer="layout" draw:type="curve" svg:x1="29.409cm" svg:y1="37.216cm" svg:x2="31.023cm" svg:y2="26.943cm" draw:start-shape="id20" draw:end-shape="id11" draw:end-glue-point="9" svg:d="m29409 37216c0-7635 1614-2499 1614-10273">
          <text:p/>
        </draw:connector>
        <draw:connector draw:style-name="gr5" draw:text-style-name="P4" draw:layer="layout" draw:type="curve" svg:x1="28.628cm" svg:y1="37.303cm" svg:x2="23.733cm" svg:y2="31.376cm" draw:start-shape="id20" draw:start-glue-point="5" draw:end-shape="id15" draw:end-glue-point="7" svg:d="m28628 37303c0-4441-4895-1478-4895-5927">
          <text:p/>
        </draw:connector>
        <draw:line draw:style-name="gr19" draw:text-style-name="P5" draw:layer="layout" svg:x1="9.246cm" svg:y1="4.166cm" svg:x2="34.646cm" svg:y2="4.166cm">
          <text:p/>
        </draw:line>
        <draw:line draw:style-name="gr19" draw:text-style-name="P5" draw:layer="layout" svg:x1="1.626cm" svg:y1="7.341cm" svg:x2="34.646cm" svg:y2="7.341cm">
          <text:p/>
        </draw:line>
        <draw:line draw:style-name="gr19" draw:text-style-name="P5" draw:layer="layout" svg:x1="1.626cm" svg:y1="9.881cm" svg:x2="35.313cm" svg:y2="10.136cm">
          <text:p/>
        </draw:line>
        <draw:line draw:style-name="gr19" draw:text-style-name="P5" draw:layer="layout" svg:x1="1.637cm" svg:y1="14.326cm" svg:x2="34.657cm" svg:y2="14.483cm">
          <text:p/>
        </draw:line>
        <draw:line draw:style-name="gr19" draw:text-style-name="P5" draw:layer="layout" svg:x1="-0.903cm" svg:y1="27.661cm" svg:x2="35.292cm" svg:y2="27.661cm">
          <text:p/>
        </draw:line>
        <draw:line draw:style-name="gr19" draw:text-style-name="P5" draw:layer="layout" svg:x1="-0.903cm" svg:y1="36.208cm" svg:x2="35.292cm" svg:y2="36.208cm">
          <text:p/>
        </draw:line>
        <draw:custom-shape draw:style-name="gr20" draw:text-style-name="P2" draw:id="id13" draw:layer="layout" svg:width="2.104cm" svg:height="0.605cm" svg:x="23.665cm" svg:y="21.437cm">
          <text:p text:style-name="P1"><text:span text:style-name="T1">ProtoModule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5" draw:text-style-name="P4" draw:layer="layout" draw:type="curve" svg:x1="23.971cm" svg:y1="21.524cm" svg:x2="23.672cm" svg:y2="19.958cm" draw:start-shape="id13" draw:start-glue-point="5" draw:end-shape="id10" draw:end-glue-point="7" svg:d="m23971 21524c0-1170-299-387-299-1566">
          <text:p/>
        </draw:connector>
        <draw:connector draw:style-name="gr8" draw:text-style-name="P4" draw:layer="layout" draw:type="curve" svg:x1="25.46cm" svg:y1="21.524cm" svg:x2="25.407cm" svg:y2="19.958cm" draw:start-shape="id13" draw:start-glue-point="11" draw:end-shape="id10" draw:end-glue-point="9" svg:d="m25460 21524c0-1170-53-387-53-1566">
          <text:p/>
        </draw:connector>
        <draw:custom-shape draw:style-name="gr21" draw:text-style-name="P2" draw:id="id21" draw:layer="layout" svg:width="2.917cm" svg:height="0.605cm" svg:x="27.672cm" svg:y="23.246cm">
          <text:p text:style-name="P1"><text:span text:style-name="T1">NamespaceKeeper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5" draw:text-style-name="P4" draw:layer="layout" draw:type="curve" svg:x1="28.097cm" svg:y1="23.333cm" svg:x2="23.971cm" svg:y2="21.953cm" draw:start-shape="id21" draw:start-glue-point="5" draw:end-shape="id13" draw:end-glue-point="7" svg:d="m28097 23333c0-1035-4126-345-4126-1380">
          <text:p/>
        </draw:connector>
        <draw:connector draw:style-name="gr8" draw:text-style-name="P4" draw:layer="layout" draw:type="curve" svg:x1="30.161cm" svg:y1="23.333cm" svg:x2="25.46cm" svg:y2="21.953cm" draw:start-shape="id21" draw:start-glue-point="11" draw:end-shape="id13" draw:end-glue-point="9" svg:d="m30161 23333c0-1035-4701-345-4701-1380">
          <text:p/>
        </draw:connector>
        <draw:custom-shape draw:style-name="gr22" draw:text-style-name="P2" draw:id="id22" draw:layer="layout" svg:width="3.099cm" svg:height="0.61cm" svg:x="32.817cm" svg:y="29.058cm">
          <text:p text:style-name="P1"><text:span text:style-name="T1">Dependened</text:span></text:p>
          <draw:enhanced-geometry svg:viewBox="0 0 21600 21600" draw:mirror-vertical="false" draw:mirror-horizont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5" draw:text-style-name="P4" draw:layer="layout" draw:type="curve" svg:x1="33.269cm" svg:y1="29.146cm" svg:x2="28.813cm" svg:y2="26.943cm" draw:start-shape="id22" draw:start-glue-point="5" draw:end-shape="id11" draw:end-glue-point="7" svg:d="m33269 29146c0-1648-4456-547-4456-2203">
          <text:p/>
        </draw:connector>
        <draw:line draw:style-name="gr19" draw:text-style-name="P5" draw:layer="layout" svg:x1="1.637cm" svg:y1="16.866cm" svg:x2="34.657cm" svg:y2="17.023cm">
          <text:p/>
        </draw:line>
        <draw:line draw:style-name="gr19" draw:text-style-name="P5" draw:layer="layout" svg:x1="1.637cm" svg:y1="18.614cm" svg:x2="34.657cm" svg:y2="18.771cm">
          <text:p/>
        </draw:line>
        <draw:line draw:style-name="gr19" draw:text-style-name="P5" draw:layer="layout" svg:x1="1.637cm" svg:y1="20.676cm" svg:x2="34.657cm" svg:y2="20.833cm">
          <text:p/>
        </draw:line>
        <draw:custom-shape draw:style-name="gr22" draw:text-style-name="P2" draw:id="id23" draw:layer="layout" svg:width="3.099cm" svg:height="0.61cm" svg:x="38.532cm" svg:y="29.058cm">
          <text:p text:style-name="P1"><text:span text:style-name="T1">Grouped</text:span></text:p>
          <draw:enhanced-geometry svg:viewBox="0 0 21600 21600" draw:mirror-vertical="false" draw:mirror-horizont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5" draw:text-style-name="P4" draw:layer="layout" draw:type="curve" svg:x1="38.984cm" svg:y1="29.146cm" svg:x2="28.813cm" svg:y2="26.943cm" draw:start-shape="id23" draw:start-glue-point="5" draw:end-shape="id11" draw:end-glue-point="7" svg:d="m38984 29146c0-1648-10171-547-10171-2203">
          <text:p/>
        </draw:connector>
        <draw:custom-shape draw:style-name="gr22" draw:text-style-name="P2" draw:id="id24" draw:layer="layout" svg:width="3.099cm" svg:height="0.61cm" svg:x="43.612cm" svg:y="29.058cm">
          <text:p text:style-name="P1"><text:span text:style-name="T1">NonCycled</text:span></text:p>
          <draw:enhanced-geometry svg:viewBox="0 0 21600 21600" draw:mirror-vertical="false" draw:mirror-horizont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5" draw:text-style-name="P4" draw:layer="layout" draw:type="curve" svg:x1="44.064cm" svg:y1="29.146cm" svg:x2="28.814cm" svg:y2="26.943cm" draw:start-shape="id24" draw:start-glue-point="5" svg:d="m44064 29146c0-2092-15250-991-15250-2203">
          <text:p/>
        </draw:connector>
        <draw:custom-shape draw:style-name="gr23" draw:text-style-name="P2" draw:layer="layout" svg:width="4.133cm" svg:height="0.857cm" svg:x="22.893cm" svg:y="2.261cm">
          <text:p text:style-name="P1"><text:span text:style-name="T1">Joose.Proto.Empty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4" draw:layer="layout" draw:type="curve" svg:x1="6.823cm" svg:y1="10.649cm" svg:x2="11.151cm" svg:y2="8.433cm" draw:start-shape="id3" draw:start-glue-point="11" draw:end-shape="id2" draw:end-glue-point="6" svg:d="m6823 10649c0-1478 1442-2216 4328-2216">
          <text:p/>
        </draw:connector>
        <draw:custom-shape draw:style-name="gr24" draw:text-style-name="P2" draw:id="id17" draw:layer="layout" svg:width="4.714cm" svg:height="0.915cm" svg:x="15.327cm" svg:y="10.871cm">
          <text:p text:style-name="P1"><text:span text:style-name="T1">Requiremen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5" draw:text-style-name="P4" draw:layer="layout" draw:type="curve" svg:x1="17.683cm" svg:y1="10.871cm" svg:x2="18.854cm" svg:y2="6.071cm" draw:start-shape="id17" draw:start-glue-point="4" draw:end-shape="id1" draw:end-glue-point="8" svg:d="m17683 10871c0-3601 1171-1202 1171-4800">
          <text:p/>
        </draw:connector>
        <draw:custom-shape draw:style-name="gr25" draw:text-style-name="P2" draw:id="id9" draw:layer="layout" svg:width="5.075cm" svg:height="0.915cm" svg:x="2.261cm" svg:y="14.961cm">
          <text:p text:style-name="P1"><text:span text:style-name="T1">MethodModifier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5" draw:text-style-name="P4" draw:layer="layout" draw:type="curve" svg:x1="4.798cm" svg:y1="14.961cm" svg:x2="17.446cm" svg:y2="5.945cm" draw:start-shape="id9" draw:start-glue-point="4" draw:end-shape="id1" draw:end-glue-point="7" svg:d="m4798 14961c0-6669 12648-2161 12648-9016">
          <text:p/>
        </draw:connector>
        <draw:connector draw:style-name="gr8" draw:text-style-name="P4" draw:layer="layout" draw:type="curve" svg:x1="6.593cm" svg:y1="15.094cm" svg:x2="11.911cm" svg:y2="8.756cm" draw:start-shape="id9" draw:start-glue-point="11" draw:end-shape="id2" draw:end-glue-point="7" svg:d="m6593 15094c0-4753 5318-1585 5318-6338">
          <text:p/>
        </draw:connector>
        <draw:custom-shape draw:style-name="gr18" draw:text-style-name="P2" draw:id="id25" draw:layer="layout" svg:width="3.123cm" svg:height="0.857cm" svg:x="-1.497cm" svg:y="20.041cm">
          <text:p text:style-name="P1"><text:span text:style-name="T1">Put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5" draw:text-style-name="P4" draw:layer="layout" draw:type="curve" svg:x1="-1.041cm" svg:y1="20.165cm" svg:x2="18.854cm" svg:y2="6.071cm" draw:start-shape="id25" draw:start-glue-point="5" draw:end-shape="id1" draw:end-glue-point="8" svg:d="m-1041 20165c0-10665 19895-3618 19895-14094">
          <text:p/>
        </draw:connector>
        <draw:connector draw:style-name="gr8" draw:text-style-name="P4" draw:layer="layout" draw:type="curve" svg:x1="1.167cm" svg:y1="20.165cm" svg:x2="2.604cm" svg:y2="18.358cm" draw:start-shape="id25" draw:start-glue-point="11" draw:end-shape="id7" draw:end-glue-point="8" svg:d="m1167 20165c0-1450 1437-547 1437-1807">
          <text:p/>
        </draw:connector>
        <draw:custom-shape draw:style-name="gr18" draw:text-style-name="P2" draw:id="id26" draw:layer="layout" svg:width="6.641cm" svg:height="0.857cm" svg:x="3.531cm" svg:y="19.406cm">
          <text:p text:style-name="P1"><text:span text:style-name="T1">Before | After | Around | Augment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5" draw:text-style-name="P4" draw:layer="layout" draw:type="curve" svg:x1="4.501cm" svg:y1="19.53cm" svg:x2="16.866cm" svg:y2="5.642cm" draw:start-shape="id26" draw:start-glue-point="5" draw:end-shape="id1" draw:end-glue-point="6" svg:d="m4501 19530c0-9259 4121-13888 12365-13888">
          <text:p/>
        </draw:connector>
        <draw:connector draw:style-name="gr8" draw:text-style-name="P4" draw:layer="layout" draw:type="curve" svg:x1="9.199cm" svg:y1="19.53cm" svg:x2="4.798cm" svg:y2="15.876cm" draw:start-shape="id26" draw:start-glue-point="11" draw:end-shape="id9" draw:end-glue-point="8" svg:d="m9199 19530c0-2835-4401-1008-4401-36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justify" draw:textarea-vertical-align="bottom" draw:auto-grow-height="false" draw:fit-to-contour="false" fo:padding-top="0.254cm" fo:padding-bottom="0cm" fo:padding-left="0cm" fo:padding-right="0cm" draw:shadow="hidden" draw:shadow-offset-x="0.305cm" draw:shadow-offset-y="0.305cm" draw:shadow-color="#808080" draw:measure-vertical-align="above" draw:unit="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1-28T19:31:54</meta:creation-date>
    <dc:date>2009-03-12T00:50:40</dc:date>
    <meta:editing-cycles>48</meta:editing-cycles>
    <meta:editing-duration>PT36H48M29S</meta:editing-duration>
    <dc:creator>Samurai Jack</dc:creator>
    <meta:document-statistic meta:object-count="85"/>
    <meta:user-defined meta:name="Info 1"/>
    <meta:user-defined meta:name="Info 2"/>
    <meta:user-defined meta:name="Info 3"/>
    <meta:user-defined meta:name="Info 4"/>
  </office:meta>
</office:document-meta>
</file>